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957b2" officeooo:paragraph-rsid="001957b2"/>
    </style:style>
    <style:style style:name="P2" style:family="paragraph" style:parent-style-name="Standard">
      <style:text-properties fo:language="ru" fo:country="RU" officeooo:rsid="001a6ce0" officeooo:paragraph-rsid="001a6ce0"/>
    </style:style>
    <style:style style:name="P3" style:family="paragraph" style:parent-style-name="Standard">
      <style:text-properties fo:language="ru" fo:country="RU" officeooo:rsid="001a6ce0" officeooo:paragraph-rsid="001e8b65"/>
    </style:style>
    <style:style style:name="P4" style:family="paragraph" style:parent-style-name="Standard">
      <style:text-properties fo:language="ru" fo:country="RU" officeooo:rsid="002527c7" officeooo:paragraph-rsid="002527c7"/>
    </style:style>
    <style:style style:name="P5" style:family="paragraph" style:parent-style-name="Standard">
      <style:text-properties fo:language="ru" fo:country="RU" officeooo:rsid="0022fac5" officeooo:paragraph-rsid="0022fac5"/>
    </style:style>
    <style:style style:name="P6" style:family="paragraph" style:parent-style-name="Standard">
      <style:text-properties fo:language="ru" fo:country="RU" officeooo:rsid="00349133" officeooo:paragraph-rsid="0040c5cf"/>
    </style:style>
    <style:style style:name="P7" style:family="paragraph" style:parent-style-name="Standard">
      <style:text-properties fo:language="ru" fo:country="RU" officeooo:rsid="00520afc" officeooo:paragraph-rsid="00520afc"/>
    </style:style>
    <style:style style:name="P8" style:family="paragraph" style:parent-style-name="Standard">
      <style:text-properties fo:language="ru" fo:country="RU" officeooo:rsid="002b39d7" officeooo:paragraph-rsid="00349133"/>
    </style:style>
    <style:style style:name="P9" style:family="paragraph" style:parent-style-name="Standard">
      <style:text-properties fo:language="en" fo:country="US" officeooo:rsid="001957b2" officeooo:paragraph-rsid="001957b2"/>
    </style:style>
    <style:style style:name="P10" style:family="paragraph" style:parent-style-name="Standard">
      <style:text-properties fo:language="en" fo:country="US" officeooo:rsid="001a6ce0" officeooo:paragraph-rsid="001e8b65"/>
    </style:style>
    <style:style style:name="P11" style:family="paragraph" style:parent-style-name="Text_20_body">
      <style:text-properties officeooo:rsid="0062c797" officeooo:paragraph-rsid="0067229b"/>
    </style:style>
    <style:style style:name="P12" style:family="paragraph" style:parent-style-name="Text_20_body">
      <style:text-properties officeooo:rsid="0067229b" officeooo:paragraph-rsid="0067229b"/>
    </style:style>
    <style:style style:name="P13" style:family="paragraph" style:parent-style-name="Text_20_body">
      <style:text-properties officeooo:rsid="0068f7c8" officeooo:paragraph-rsid="0068f7c8"/>
    </style:style>
    <style:style style:name="P14" style:family="paragraph" style:parent-style-name="Text_20_body">
      <style:text-properties officeooo:rsid="0070f9c2" officeooo:paragraph-rsid="0070f9c2"/>
    </style:style>
    <style:style style:name="P15" style:family="paragraph" style:parent-style-name="Text_20_body">
      <style:text-properties fo:language="ru" fo:country="RU" officeooo:rsid="00a34edf" officeooo:paragraph-rsid="00a34edf"/>
    </style:style>
    <style:style style:name="P16" style:family="paragraph" style:parent-style-name="Text_20_body">
      <style:text-properties fo:language="ru" fo:country="RU" officeooo:rsid="00a28e80" officeooo:paragraph-rsid="00a28e80"/>
    </style:style>
    <style:style style:name="P17" style:family="paragraph" style:parent-style-name="Text_20_body">
      <style:text-properties fo:language="ru" fo:country="RU" officeooo:rsid="00c129d2" officeooo:paragraph-rsid="00c129d2"/>
    </style:style>
    <style:style style:name="P18" style:family="paragraph" style:parent-style-name="Text_20_body">
      <style:text-properties fo:language="ru" fo:country="RU" officeooo:rsid="00c30d4d" officeooo:paragraph-rsid="00c30d4d"/>
    </style:style>
    <style:style style:name="P19" style:family="paragraph" style:parent-style-name="Text_20_body">
      <style:text-properties fo:language="ru" fo:country="RU" officeooo:rsid="00c68e91" officeooo:paragraph-rsid="00c68e91"/>
    </style:style>
    <style:style style:name="P20" style:family="paragraph" style:parent-style-name="Text_20_body">
      <style:text-properties fo:language="ru" fo:country="RU" officeooo:rsid="00c7ea01" officeooo:paragraph-rsid="00c7ea01"/>
    </style:style>
    <style:style style:name="P21" style:family="paragraph" style:parent-style-name="Text_20_body">
      <style:text-properties fo:language="ru" fo:country="RU" officeooo:rsid="00c81b29" officeooo:paragraph-rsid="00c81b29"/>
    </style:style>
    <style:style style:name="P22" style:family="paragraph" style:parent-style-name="Text_20_body">
      <style:text-properties fo:language="ru" fo:country="RU" officeooo:rsid="00cb3387" officeooo:paragraph-rsid="00cb3387"/>
    </style:style>
    <style:style style:name="P23" style:family="paragraph" style:parent-style-name="Text_20_body">
      <style:text-properties fo:language="ru" fo:country="RU" officeooo:rsid="00cb4345" officeooo:paragraph-rsid="00cb4345"/>
    </style:style>
    <style:style style:name="P24" style:family="paragraph" style:parent-style-name="Text_20_body">
      <style:text-properties fo:language="ru" fo:country="RU" officeooo:rsid="00ce1d97" officeooo:paragraph-rsid="00ce1d97"/>
    </style:style>
    <style:style style:name="P25" style:family="paragraph" style:parent-style-name="Text_20_body">
      <style:text-properties fo:language="ru" fo:country="RU" officeooo:rsid="00cfaad8" officeooo:paragraph-rsid="00cfaad8"/>
    </style:style>
    <style:style style:name="P26" style:family="paragraph" style:parent-style-name="Text_20_body">
      <style:text-properties fo:language="ru" fo:country="RU" officeooo:rsid="00d0b3ac" officeooo:paragraph-rsid="00d0b3ac"/>
    </style:style>
    <style:style style:name="P27" style:family="paragraph" style:parent-style-name="Text_20_body">
      <style:text-properties fo:language="ru" fo:country="RU" officeooo:rsid="00d178b5" officeooo:paragraph-rsid="00d178b5"/>
    </style:style>
    <style:style style:name="P28" style:family="paragraph" style:parent-style-name="Text_20_body">
      <style:text-properties fo:language="ru" fo:country="RU" officeooo:rsid="00d2da94" officeooo:paragraph-rsid="00d2da94"/>
    </style:style>
    <style:style style:name="P29" style:family="paragraph" style:parent-style-name="Text_20_body">
      <style:text-properties officeooo:rsid="00941163" officeooo:paragraph-rsid="00941163"/>
    </style:style>
    <style:style style:name="P30" style:family="paragraph" style:parent-style-name="Text_20_body">
      <style:text-properties officeooo:rsid="00ad0277" officeooo:paragraph-rsid="00ad0277"/>
    </style:style>
    <style:style style:name="P31" style:family="paragraph" style:parent-style-name="Text_20_body">
      <style:text-properties fo:language="en" fo:country="US" officeooo:rsid="00c30d4d" officeooo:paragraph-rsid="00c30d4d"/>
    </style:style>
    <style:style style:name="P32" style:family="paragraph" style:parent-style-name="Text_20_body">
      <style:text-properties fo:language="en" fo:country="US" officeooo:rsid="00c68e91" officeooo:paragraph-rsid="00c68e91"/>
    </style:style>
    <style:style style:name="P33" style:family="paragraph" style:parent-style-name="Text_20_body">
      <style:text-properties fo:language="en" fo:country="US" officeooo:rsid="00c7ea01" officeooo:paragraph-rsid="00c7ea01"/>
    </style:style>
    <style:style style:name="P34" style:family="paragraph" style:parent-style-name="Text_20_body">
      <style:text-properties fo:language="en" fo:country="US" officeooo:rsid="00d178b5" officeooo:paragraph-rsid="00d178b5"/>
    </style:style>
    <style:style style:name="P35" style:family="paragraph" style:parent-style-name="Text_20_body">
      <style:text-properties fo:language="en" fo:country="US" officeooo:rsid="00d2da94" officeooo:paragraph-rsid="00d2da94"/>
    </style:style>
    <style:style style:name="P36" style:family="paragraph" style:parent-style-name="Standard" style:list-style-name="L1">
      <style:text-properties fo:language="ru" fo:country="RU" officeooo:rsid="001e8b65" officeooo:paragraph-rsid="001e8b65"/>
    </style:style>
    <style:style style:name="P37" style:family="paragraph" style:parent-style-name="Standard" style:list-style-name="L1">
      <style:text-properties fo:language="ru" fo:country="RU" officeooo:rsid="0022800e" officeooo:paragraph-rsid="0022800e"/>
    </style:style>
    <style:style style:name="P38" style:family="paragraph" style:parent-style-name="Standard" style:list-style-name="L1">
      <style:text-properties fo:language="ru" fo:country="RU" officeooo:rsid="0022fac5" officeooo:paragraph-rsid="0022fac5"/>
    </style:style>
    <style:style style:name="P39" style:family="paragraph" style:parent-style-name="Standard" style:list-style-name="L1">
      <style:text-properties fo:language="ru" fo:country="RU" officeooo:rsid="00246d29" officeooo:paragraph-rsid="00246d29"/>
    </style:style>
    <style:style style:name="P40" style:family="paragraph" style:parent-style-name="Standard" style:list-style-name="L1">
      <style:text-properties fo:language="ru" fo:country="RU" officeooo:rsid="002527c7" officeooo:paragraph-rsid="002527c7"/>
    </style:style>
    <style:style style:name="P41" style:family="paragraph" style:parent-style-name="Standard" style:list-style-name="L1">
      <style:text-properties fo:language="ru" fo:country="RU" officeooo:rsid="0025b927" officeooo:paragraph-rsid="002527c7"/>
    </style:style>
    <style:style style:name="P42" style:family="paragraph" style:parent-style-name="Standard" style:list-style-name="L2">
      <style:text-properties fo:language="ru" fo:country="RU" officeooo:rsid="00274978" officeooo:paragraph-rsid="00274978"/>
    </style:style>
    <style:style style:name="P43" style:family="paragraph" style:parent-style-name="Standard" style:list-style-name="L2">
      <style:text-properties fo:language="ru" fo:country="RU" officeooo:rsid="0029a3fa" officeooo:paragraph-rsid="0029a3fa"/>
    </style:style>
    <style:style style:name="P44" style:family="paragraph" style:parent-style-name="Standard" style:list-style-name="L2">
      <style:text-properties fo:language="ru" fo:country="RU" officeooo:rsid="0027d122" officeooo:paragraph-rsid="0027d122"/>
    </style:style>
    <style:style style:name="P45" style:family="paragraph" style:parent-style-name="Standard" style:list-style-name="L2">
      <style:text-properties fo:language="ru" fo:country="RU" officeooo:rsid="002a626e" officeooo:paragraph-rsid="002a626e"/>
    </style:style>
    <style:style style:name="P46" style:family="paragraph" style:parent-style-name="Standard" style:list-style-name="L3">
      <style:text-properties fo:language="en" fo:country="US" officeooo:rsid="00520afc" officeooo:paragraph-rsid="00520afc"/>
    </style:style>
    <style:style style:name="P47" style:family="paragraph" style:parent-style-name="Standard" style:list-style-name="L3">
      <style:text-properties fo:language="en" fo:country="US" officeooo:rsid="00520afc" officeooo:paragraph-rsid="005754bf"/>
    </style:style>
    <style:style style:name="P48" style:family="paragraph" style:parent-style-name="Standard" style:list-style-name="L3">
      <style:text-properties fo:language="en" fo:country="US" officeooo:rsid="005d2a65" officeooo:paragraph-rsid="005d2a65"/>
    </style:style>
    <style:style style:name="P49" style:family="paragraph" style:parent-style-name="Text_20_body" style:list-style-name="L4">
      <style:text-properties officeooo:rsid="0062c797" officeooo:paragraph-rsid="0067229b"/>
    </style:style>
    <style:style style:name="P50" style:family="paragraph" style:parent-style-name="Text_20_body" style:list-style-name="L4">
      <style:text-properties officeooo:rsid="0067229b" officeooo:paragraph-rsid="0067229b"/>
    </style:style>
    <style:style style:name="P51" style:family="paragraph" style:parent-style-name="Text_20_body" style:list-style-name="L5">
      <style:text-properties officeooo:rsid="00610415" officeooo:paragraph-rsid="00610415"/>
    </style:style>
    <style:style style:name="P52" style:family="paragraph" style:parent-style-name="Text_20_body" style:list-style-name="L5">
      <style:text-properties officeooo:rsid="0068f7c8" officeooo:paragraph-rsid="0068f7c8"/>
    </style:style>
    <style:style style:name="P53" style:family="paragraph" style:parent-style-name="Text_20_body" style:list-style-name="L5">
      <style:text-properties officeooo:rsid="006b2d8d" officeooo:paragraph-rsid="005fd07f"/>
    </style:style>
    <style:style style:name="P54" style:family="paragraph" style:parent-style-name="Text_20_body" style:list-style-name="L6">
      <style:text-properties officeooo:rsid="005fd07f" officeooo:paragraph-rsid="005fd07f"/>
    </style:style>
    <style:style style:name="P55" style:family="paragraph" style:parent-style-name="Text_20_body" style:list-style-name="L6">
      <style:text-properties officeooo:rsid="006ddcee" officeooo:paragraph-rsid="006f5dc2"/>
    </style:style>
    <style:style style:name="P56" style:family="paragraph" style:parent-style-name="Text_20_body" style:list-style-name="L7">
      <style:text-properties officeooo:paragraph-rsid="0090a23c"/>
    </style:style>
    <style:style style:name="P57" style:family="paragraph" style:parent-style-name="Text_20_body" style:list-style-name="L8">
      <style:text-properties fo:language="en" fo:country="US" officeooo:rsid="00a34edf" officeooo:paragraph-rsid="00a34edf"/>
    </style:style>
    <style:style style:name="P58" style:family="paragraph" style:parent-style-name="Text_20_body" style:list-style-name="L12">
      <style:text-properties fo:language="en" fo:country="US" officeooo:rsid="00a34edf" officeooo:paragraph-rsid="00eb48ac"/>
    </style:style>
    <style:style style:name="P59" style:family="paragraph" style:parent-style-name="Text_20_body">
      <style:text-properties fo:language="en" fo:country="US" officeooo:rsid="00c30d4d" officeooo:paragraph-rsid="00c30d4d"/>
    </style:style>
    <style:style style:name="P60" style:family="paragraph" style:parent-style-name="Text_20_body">
      <style:text-properties fo:language="en" fo:country="US" officeooo:rsid="00cb4345" officeooo:paragraph-rsid="00cb4345"/>
    </style:style>
    <style:style style:name="P61" style:family="paragraph" style:parent-style-name="Text_20_body">
      <style:text-properties fo:language="en" fo:country="US" officeooo:rsid="00d0b3ac" officeooo:paragraph-rsid="00d0b3ac"/>
    </style:style>
    <style:style style:name="P62" style:family="paragraph" style:parent-style-name="Text_20_body" style:list-style-name="L11">
      <style:text-properties fo:language="en" fo:country="US" officeooo:rsid="00e28c92" officeooo:paragraph-rsid="00e28c92"/>
    </style:style>
    <style:style style:name="P63" style:family="paragraph" style:parent-style-name="Text_20_body">
      <style:text-properties fo:language="en" fo:country="US" officeooo:rsid="00fff293" officeooo:paragraph-rsid="00fff293"/>
    </style:style>
    <style:style style:name="P64" style:family="paragraph" style:parent-style-name="Text_20_body">
      <style:text-properties fo:language="en" fo:country="US" officeooo:rsid="01076655" officeooo:paragraph-rsid="01076655"/>
    </style:style>
    <style:style style:name="P65" style:family="paragraph" style:parent-style-name="Text_20_body">
      <style:text-properties fo:language="en" fo:country="US" officeooo:rsid="010cda23" officeooo:paragraph-rsid="010cda23"/>
    </style:style>
    <style:style style:name="P66" style:family="paragraph" style:parent-style-name="Text_20_body">
      <style:text-properties fo:language="en" fo:country="US" officeooo:rsid="01189ecf" officeooo:paragraph-rsid="01189ecf"/>
    </style:style>
    <style:style style:name="P67" style:family="paragraph" style:parent-style-name="Text_20_body" style:list-style-name="L8">
      <style:text-properties fo:language="en" fo:country="US" officeooo:rsid="011c42a9" officeooo:paragraph-rsid="011c42a9"/>
    </style:style>
    <style:style style:name="P68" style:family="paragraph" style:parent-style-name="Text_20_body" style:list-style-name="L9">
      <style:text-properties officeooo:paragraph-rsid="00d9adc1"/>
    </style:style>
    <style:style style:name="P69" style:family="paragraph" style:parent-style-name="Text_20_body" style:list-style-name="L10">
      <style:text-properties fo:language="ru" fo:country="RU" officeooo:rsid="00ad0277" officeooo:paragraph-rsid="00ad0277"/>
    </style:style>
    <style:style style:name="P70" style:family="paragraph" style:parent-style-name="Text_20_body" style:list-style-name="L10">
      <style:text-properties fo:language="ru" fo:country="RU" officeooo:rsid="00ae5631" officeooo:paragraph-rsid="00ae5631"/>
    </style:style>
    <style:style style:name="P71" style:family="paragraph" style:parent-style-name="Text_20_body" style:list-style-name="L9">
      <style:text-properties fo:language="ru" fo:country="RU" officeooo:rsid="00b3b9bf" officeooo:paragraph-rsid="00b3b9bf"/>
    </style:style>
    <style:style style:name="P72" style:family="paragraph" style:parent-style-name="Text_20_body" style:list-style-name="L9">
      <style:text-properties fo:language="ru" fo:country="RU" officeooo:rsid="008c4f4e" officeooo:paragraph-rsid="00d9adc1"/>
    </style:style>
    <style:style style:name="P73" style:family="paragraph" style:parent-style-name="Text_20_body">
      <style:text-properties fo:language="ru" fo:country="RU" officeooo:rsid="00ed687c" officeooo:paragraph-rsid="00ed687c"/>
    </style:style>
    <style:style style:name="P74" style:family="paragraph" style:parent-style-name="Text_20_body">
      <style:text-properties fo:language="ru" fo:country="RU" officeooo:rsid="00d48afa" officeooo:paragraph-rsid="00f70127"/>
    </style:style>
    <style:style style:name="P75" style:family="paragraph" style:parent-style-name="Text_20_body">
      <style:text-properties fo:language="ru" fo:country="RU" officeooo:rsid="00fb7062" officeooo:paragraph-rsid="00fb7062"/>
    </style:style>
    <style:style style:name="P76" style:family="paragraph" style:parent-style-name="Text_20_body">
      <style:text-properties fo:language="ru" fo:country="RU" officeooo:rsid="00d2da94" officeooo:paragraph-rsid="00d2da94"/>
    </style:style>
    <style:style style:name="P77" style:family="paragraph" style:parent-style-name="Text_20_body">
      <style:text-properties fo:language="ru" fo:country="RU" officeooo:rsid="00fcfc08" officeooo:paragraph-rsid="010566a8"/>
    </style:style>
    <style:style style:name="P78" style:family="paragraph" style:parent-style-name="Text_20_body">
      <style:text-properties fo:language="ru" fo:country="RU" officeooo:rsid="00fff293" officeooo:paragraph-rsid="00fff293"/>
    </style:style>
    <style:style style:name="P79" style:family="paragraph" style:parent-style-name="Text_20_body">
      <style:text-properties fo:language="ru" fo:country="RU" officeooo:rsid="01011fe3" officeooo:paragraph-rsid="01011fe3"/>
    </style:style>
    <style:style style:name="P80" style:family="paragraph" style:parent-style-name="Text_20_body">
      <style:text-properties fo:language="ru" fo:country="RU" officeooo:rsid="0102c8cc" officeooo:paragraph-rsid="0102c8cc"/>
    </style:style>
    <style:style style:name="P81" style:family="paragraph" style:parent-style-name="Text_20_body">
      <style:text-properties fo:language="ru" fo:country="RU" officeooo:rsid="010572d9" officeooo:paragraph-rsid="010572d9"/>
    </style:style>
    <style:style style:name="P82" style:family="paragraph" style:parent-style-name="Text_20_body">
      <style:text-properties fo:language="ru" fo:country="RU" officeooo:rsid="01076655" officeooo:paragraph-rsid="01076655"/>
    </style:style>
    <style:style style:name="P83" style:family="paragraph" style:parent-style-name="Text_20_body">
      <style:text-properties fo:language="ru" fo:country="RU" officeooo:rsid="01093812" officeooo:paragraph-rsid="01093812"/>
    </style:style>
    <style:style style:name="P84" style:family="paragraph" style:parent-style-name="Text_20_body">
      <style:text-properties fo:language="ru" fo:country="RU" officeooo:rsid="010cda23" officeooo:paragraph-rsid="010cda23"/>
    </style:style>
    <style:style style:name="P85" style:family="paragraph" style:parent-style-name="Text_20_body">
      <style:text-properties fo:language="ru" fo:country="RU" officeooo:rsid="010e21ff" officeooo:paragraph-rsid="010e21ff"/>
    </style:style>
    <style:style style:name="P86" style:family="paragraph" style:parent-style-name="Text_20_body">
      <style:text-properties fo:language="ru" fo:country="RU" officeooo:rsid="010fcb71" officeooo:paragraph-rsid="010fcb71"/>
    </style:style>
    <style:style style:name="P87" style:family="paragraph" style:parent-style-name="Text_20_body">
      <style:text-properties fo:language="ru" fo:country="RU" officeooo:rsid="0112db38" officeooo:paragraph-rsid="0112db38"/>
    </style:style>
    <style:style style:name="P88" style:family="paragraph" style:parent-style-name="Text_20_body">
      <style:text-properties fo:language="ru" fo:country="RU" officeooo:rsid="0114c34e" officeooo:paragraph-rsid="0114c34e"/>
    </style:style>
    <style:style style:name="P89" style:family="paragraph" style:parent-style-name="Text_20_body">
      <style:text-properties fo:language="ru" fo:country="RU" officeooo:rsid="011775bc" officeooo:paragraph-rsid="011775bc"/>
    </style:style>
    <style:style style:name="P90" style:family="paragraph" style:parent-style-name="Text_20_body">
      <style:text-properties fo:language="ru" fo:country="RU" officeooo:rsid="01177684" officeooo:paragraph-rsid="01177684"/>
    </style:style>
    <style:style style:name="P91" style:family="paragraph" style:parent-style-name="Text_20_body">
      <style:text-properties fo:language="ru" fo:country="RU" officeooo:rsid="01189ecf" officeooo:paragraph-rsid="01189ecf"/>
    </style:style>
    <style:style style:name="P92" style:family="paragraph" style:parent-style-name="Text_20_body" style:list-style-name="L9">
      <style:text-properties officeooo:rsid="00b0c5ee" officeooo:paragraph-rsid="00b0c5ee"/>
    </style:style>
    <style:style style:name="P93" style:family="paragraph" style:parent-style-name="Text_20_body">
      <style:text-properties officeooo:paragraph-rsid="00a9a866"/>
    </style:style>
    <style:style style:name="P94" style:family="paragraph" style:parent-style-name="Text_20_body">
      <style:text-properties officeooo:rsid="007cba45" officeooo:paragraph-rsid="00d9adc1"/>
    </style:style>
    <style:style style:name="P95" style:family="paragraph" style:parent-style-name="Text_20_body">
      <style:text-properties officeooo:rsid="00e032d9" officeooo:paragraph-rsid="00e032d9"/>
    </style:style>
    <style:style style:name="P96" style:family="paragraph" style:parent-style-name="Text_20_body">
      <style:text-properties officeooo:paragraph-rsid="009218f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11a0"/>
    </style:style>
    <style:style style:name="T3" style:family="text">
      <style:text-properties fo:language="en" fo:country="US" officeooo:rsid="001dc30d"/>
    </style:style>
    <style:style style:name="T4" style:family="text">
      <style:text-properties fo:language="en" fo:country="US" officeooo:rsid="002082c2"/>
    </style:style>
    <style:style style:name="T5" style:family="text">
      <style:text-properties fo:language="en" fo:country="US" officeooo:rsid="0034de94"/>
    </style:style>
    <style:style style:name="T6" style:family="text">
      <style:text-properties fo:language="en" fo:country="US" officeooo:rsid="003add41"/>
    </style:style>
    <style:style style:name="T7" style:family="text">
      <style:text-properties fo:language="en" fo:country="US" officeooo:rsid="004c0961"/>
    </style:style>
    <style:style style:name="T8" style:family="text">
      <style:text-properties fo:language="en" fo:country="US" officeooo:rsid="00502b8e"/>
    </style:style>
    <style:style style:name="T9" style:family="text">
      <style:text-properties fo:language="en" fo:country="US" officeooo:rsid="00887706"/>
    </style:style>
    <style:style style:name="T10" style:family="text">
      <style:text-properties fo:language="en" fo:country="US" officeooo:rsid="0081760f"/>
    </style:style>
    <style:style style:name="T11" style:family="text">
      <style:text-properties fo:language="en" fo:country="US" officeooo:rsid="008e4d25"/>
    </style:style>
    <style:style style:name="T12" style:family="text">
      <style:text-properties fo:language="en" fo:country="US" officeooo:rsid="008fc94e"/>
    </style:style>
    <style:style style:name="T13" style:family="text">
      <style:text-properties fo:language="en" fo:country="US" officeooo:rsid="00902301"/>
    </style:style>
    <style:style style:name="T14" style:family="text">
      <style:text-properties fo:language="en" fo:country="US" officeooo:rsid="0099d78c"/>
    </style:style>
    <style:style style:name="T15" style:family="text">
      <style:text-properties fo:language="en" fo:country="US" officeooo:rsid="009af19a"/>
    </style:style>
    <style:style style:name="T16" style:family="text">
      <style:text-properties fo:language="en" fo:country="US" officeooo:rsid="009f8a74"/>
    </style:style>
    <style:style style:name="T17" style:family="text">
      <style:text-properties fo:language="en" fo:country="US" officeooo:rsid="00ab4f71"/>
    </style:style>
    <style:style style:name="T18" style:family="text">
      <style:text-properties fo:language="en" fo:country="US" officeooo:rsid="00c5a584"/>
    </style:style>
    <style:style style:name="T19" style:family="text">
      <style:text-properties fo:language="en" fo:country="US" officeooo:rsid="00c81b29"/>
    </style:style>
    <style:style style:name="T20" style:family="text">
      <style:text-properties fo:language="en" fo:country="US" officeooo:rsid="00c9aa03"/>
    </style:style>
    <style:style style:name="T21" style:family="text">
      <style:text-properties fo:language="en" fo:country="US" officeooo:rsid="00cb3387"/>
    </style:style>
    <style:style style:name="T22" style:family="text">
      <style:text-properties fo:language="en" fo:country="US" officeooo:rsid="00ccc88c"/>
    </style:style>
    <style:style style:name="T23" style:family="text">
      <style:text-properties fo:language="en" fo:country="US" officeooo:rsid="00ce5feb"/>
    </style:style>
    <style:style style:name="T24" style:family="text">
      <style:text-properties fo:language="en" fo:country="US" officeooo:rsid="00e1a657"/>
    </style:style>
    <style:style style:name="T25" style:family="text">
      <style:text-properties fo:language="en" fo:country="US" officeooo:rsid="00e4e198"/>
    </style:style>
    <style:style style:name="T26" style:family="text">
      <style:text-properties fo:language="en" fo:country="US" officeooo:rsid="00e9a671"/>
    </style:style>
    <style:style style:name="T27" style:family="text">
      <style:text-properties fo:language="en" fo:country="US" officeooo:rsid="00f2eeb9"/>
    </style:style>
    <style:style style:name="T28" style:family="text">
      <style:text-properties fo:language="en" fo:country="US" officeooo:rsid="00f70127"/>
    </style:style>
    <style:style style:name="T29" style:family="text">
      <style:text-properties fo:language="en" fo:country="US" officeooo:rsid="00e28c92"/>
    </style:style>
    <style:style style:name="T30" style:family="text">
      <style:text-properties fo:language="en" fo:country="US" officeooo:rsid="00f7d40a"/>
    </style:style>
    <style:style style:name="T31" style:family="text">
      <style:text-properties fo:language="en" fo:country="US" officeooo:rsid="00fe1ebc"/>
    </style:style>
    <style:style style:name="T32" style:family="text">
      <style:text-properties fo:language="en" fo:country="US" officeooo:rsid="01038d59"/>
    </style:style>
    <style:style style:name="T33" style:family="text">
      <style:text-properties fo:language="en" fo:country="US" officeooo:rsid="0103c5d3"/>
    </style:style>
    <style:style style:name="T34" style:family="text">
      <style:text-properties fo:language="en" fo:country="US" officeooo:rsid="010566a8"/>
    </style:style>
    <style:style style:name="T35" style:family="text">
      <style:text-properties fo:language="en" fo:country="US" officeooo:rsid="010572d9"/>
    </style:style>
    <style:style style:name="T36" style:family="text">
      <style:text-properties fo:language="en" fo:country="US" officeooo:rsid="010a9d5a"/>
    </style:style>
    <style:style style:name="T37" style:family="text">
      <style:text-properties fo:language="en" fo:country="US" officeooo:rsid="010f30eb"/>
    </style:style>
    <style:style style:name="T38" style:family="text">
      <style:text-properties fo:language="en" fo:country="US" officeooo:rsid="01111d58"/>
    </style:style>
    <style:style style:name="T39" style:family="text">
      <style:text-properties fo:language="en" fo:country="US" officeooo:rsid="01131377"/>
    </style:style>
    <style:style style:name="T40" style:family="text">
      <style:text-properties fo:language="en" fo:country="US" officeooo:rsid="011654ee"/>
    </style:style>
    <style:style style:name="T41" style:family="text">
      <style:text-properties fo:language="en" fo:country="US" officeooo:rsid="01177285"/>
    </style:style>
    <style:style style:name="T42" style:family="text">
      <style:text-properties fo:language="en" fo:country="US" officeooo:rsid="011e76d5"/>
    </style:style>
    <style:style style:name="T43" style:family="text">
      <style:text-properties fo:language="en" fo:country="US" officeooo:rsid="012012cd"/>
    </style:style>
    <style:style style:name="T44" style:family="text">
      <style:text-properties fo:language="ru" fo:country="RU"/>
    </style:style>
    <style:style style:name="T45" style:family="text">
      <style:text-properties fo:language="ru" fo:country="RU" officeooo:rsid="0052f14b"/>
    </style:style>
    <style:style style:name="T46" style:family="text">
      <style:text-properties fo:language="ru" fo:country="RU" officeooo:rsid="005650ae"/>
    </style:style>
    <style:style style:name="T47" style:family="text">
      <style:text-properties fo:language="ru" fo:country="RU" officeooo:rsid="005754bf"/>
    </style:style>
    <style:style style:name="T48" style:family="text">
      <style:text-properties fo:language="ru" fo:country="RU" officeooo:rsid="0058538b"/>
    </style:style>
    <style:style style:name="T49" style:family="text">
      <style:text-properties fo:language="ru" fo:country="RU" officeooo:rsid="00586ab3"/>
    </style:style>
    <style:style style:name="T50" style:family="text">
      <style:text-properties fo:language="ru" fo:country="RU" officeooo:rsid="005b578e"/>
    </style:style>
    <style:style style:name="T51" style:family="text">
      <style:text-properties fo:language="ru" fo:country="RU" officeooo:rsid="00902301"/>
    </style:style>
    <style:style style:name="T52" style:family="text">
      <style:text-properties fo:language="ru" fo:country="RU" officeooo:rsid="008e4d25"/>
    </style:style>
    <style:style style:name="T53" style:family="text">
      <style:text-properties fo:language="ru" fo:country="RU" officeooo:rsid="00950270"/>
    </style:style>
    <style:style style:name="T54" style:family="text">
      <style:text-properties fo:language="ru" fo:country="RU" officeooo:rsid="00887706"/>
    </style:style>
    <style:style style:name="T55" style:family="text">
      <style:text-properties fo:language="ru" fo:country="RU" officeooo:rsid="009af19a"/>
    </style:style>
    <style:style style:name="T56" style:family="text">
      <style:text-properties fo:language="ru" fo:country="RU" officeooo:rsid="009ca0a7"/>
    </style:style>
    <style:style style:name="T57" style:family="text">
      <style:text-properties fo:language="ru" fo:country="RU" officeooo:rsid="009cb6aa"/>
    </style:style>
    <style:style style:name="T58" style:family="text">
      <style:text-properties fo:language="ru" fo:country="RU" officeooo:rsid="009cbf0c"/>
    </style:style>
    <style:style style:name="T59" style:family="text">
      <style:text-properties fo:language="ru" fo:country="RU" officeooo:rsid="00a28e80"/>
    </style:style>
    <style:style style:name="T60" style:family="text">
      <style:text-properties fo:language="ru" fo:country="RU" officeooo:rsid="00a34edf"/>
    </style:style>
    <style:style style:name="T61" style:family="text">
      <style:text-properties fo:language="ru" fo:country="RU" officeooo:rsid="00a5fdb3"/>
    </style:style>
    <style:style style:name="T62" style:family="text">
      <style:text-properties fo:language="ru" fo:country="RU" officeooo:rsid="00ab4f71"/>
    </style:style>
    <style:style style:name="T63" style:family="text">
      <style:text-properties fo:language="ru" fo:country="RU" officeooo:rsid="00ab68c4"/>
    </style:style>
    <style:style style:name="T64" style:family="text">
      <style:text-properties fo:language="ru" fo:country="RU" officeooo:rsid="00ad0277"/>
    </style:style>
    <style:style style:name="T65" style:family="text">
      <style:text-properties fo:language="ru" fo:country="RU" officeooo:rsid="00ae5631"/>
    </style:style>
    <style:style style:name="T66" style:family="text">
      <style:text-properties fo:language="ru" fo:country="RU" officeooo:rsid="00b0c5ee"/>
    </style:style>
    <style:style style:name="T67" style:family="text">
      <style:text-properties fo:language="ru" fo:country="RU" officeooo:rsid="00b0cde5"/>
    </style:style>
    <style:style style:name="T68" style:family="text">
      <style:text-properties fo:language="ru" fo:country="RU" officeooo:rsid="00b1f186"/>
    </style:style>
    <style:style style:name="T69" style:family="text">
      <style:text-properties fo:language="ru" fo:country="RU" officeooo:rsid="00b3b9bf"/>
    </style:style>
    <style:style style:name="T70" style:family="text">
      <style:text-properties fo:language="ru" fo:country="RU" officeooo:rsid="00b63d54"/>
    </style:style>
    <style:style style:name="T71" style:family="text">
      <style:text-properties fo:language="ru" fo:country="RU" officeooo:rsid="00b83ca4"/>
    </style:style>
    <style:style style:name="T72" style:family="text">
      <style:text-properties fo:language="ru" fo:country="RU" officeooo:rsid="00b9de1b"/>
    </style:style>
    <style:style style:name="T73" style:family="text">
      <style:text-properties fo:language="ru" fo:country="RU" officeooo:rsid="00ba09af"/>
    </style:style>
    <style:style style:name="T74" style:family="text">
      <style:text-properties fo:language="ru" fo:country="RU" officeooo:rsid="00d9f46d"/>
    </style:style>
    <style:style style:name="T75" style:family="text">
      <style:text-properties fo:language="ru" fo:country="RU" officeooo:rsid="00db28a7"/>
    </style:style>
    <style:style style:name="T76" style:family="text">
      <style:text-properties fo:language="ru" fo:country="RU" officeooo:rsid="00dc9ad3"/>
    </style:style>
    <style:style style:name="T77" style:family="text">
      <style:text-properties fo:language="ru" fo:country="RU" officeooo:rsid="00e39241"/>
    </style:style>
    <style:style style:name="T78" style:family="text">
      <style:text-properties fo:language="ru" fo:country="RU" officeooo:rsid="00e646e0"/>
    </style:style>
    <style:style style:name="T79" style:family="text">
      <style:text-properties fo:language="ru" fo:country="RU" officeooo:rsid="00e84ab9"/>
    </style:style>
    <style:style style:name="T80" style:family="text">
      <style:text-properties fo:language="ru" fo:country="RU" officeooo:rsid="00e9a671"/>
    </style:style>
    <style:style style:name="T81" style:family="text">
      <style:text-properties fo:language="ru" fo:country="RU" officeooo:rsid="008c4f4e"/>
    </style:style>
    <style:style style:name="T82" style:family="text">
      <style:text-properties fo:language="ru" fo:country="RU" officeooo:rsid="009218fc"/>
    </style:style>
    <style:style style:name="T83" style:family="text">
      <style:text-properties fo:language="ru" fo:country="RU" officeooo:rsid="00eb7f5d"/>
    </style:style>
    <style:style style:name="T84" style:family="text">
      <style:text-properties fo:language="ru" fo:country="RU" officeooo:rsid="00f9b308"/>
    </style:style>
    <style:style style:name="T85" style:family="text">
      <style:text-properties fo:language="ru" fo:country="RU" officeooo:rsid="011e41f3"/>
    </style:style>
    <style:style style:name="T86" style:family="text">
      <style:text-properties officeooo:rsid="001c11a0"/>
    </style:style>
    <style:style style:name="T87" style:family="text">
      <style:text-properties officeooo:rsid="001dc30d"/>
    </style:style>
    <style:style style:name="T88" style:family="text">
      <style:text-properties officeooo:rsid="001e8b65"/>
    </style:style>
    <style:style style:name="T89" style:family="text">
      <style:text-properties officeooo:rsid="0022800e"/>
    </style:style>
    <style:style style:name="T90" style:family="text">
      <style:text-properties officeooo:rsid="00246d29"/>
    </style:style>
    <style:style style:name="T91" style:family="text">
      <style:text-properties officeooo:rsid="0025b927"/>
    </style:style>
    <style:style style:name="T92" style:family="text">
      <style:text-properties officeooo:rsid="00274978"/>
    </style:style>
    <style:style style:name="T93" style:family="text">
      <style:text-properties officeooo:rsid="0027f500"/>
    </style:style>
    <style:style style:name="T94" style:family="text">
      <style:text-properties officeooo:rsid="002a626e"/>
    </style:style>
    <style:style style:name="T95" style:family="text">
      <style:text-properties officeooo:rsid="0034de94"/>
    </style:style>
    <style:style style:name="T96" style:family="text">
      <style:text-properties officeooo:rsid="004ced10"/>
    </style:style>
    <style:style style:name="T97" style:family="text">
      <style:text-properties officeooo:rsid="0067229b"/>
    </style:style>
    <style:style style:name="T98" style:family="text">
      <style:text-properties officeooo:rsid="006cfb27"/>
    </style:style>
    <style:style style:name="T99" style:family="text">
      <style:text-properties officeooo:rsid="006f3e8a"/>
    </style:style>
    <style:style style:name="T100" style:family="text">
      <style:text-properties officeooo:rsid="006f5dc2"/>
    </style:style>
    <style:style style:name="T101" style:family="text">
      <style:text-properties officeooo:rsid="0081760f"/>
    </style:style>
    <style:style style:name="T102" style:family="text">
      <style:text-properties officeooo:rsid="008e4d25"/>
    </style:style>
    <style:style style:name="T103" style:family="text">
      <style:text-properties officeooo:rsid="00a4c540"/>
    </style:style>
    <style:style style:name="T104" style:family="text">
      <style:text-properties officeooo:rsid="00ac33ac"/>
    </style:style>
    <style:style style:name="T105" style:family="text">
      <style:text-properties officeooo:rsid="00af6359"/>
    </style:style>
    <style:style style:name="T106" style:family="text">
      <style:text-properties officeooo:rsid="00b42226"/>
    </style:style>
    <style:style style:name="T107" style:family="text">
      <style:text-properties officeooo:rsid="00c4adba"/>
    </style:style>
    <style:style style:name="T108" style:family="text">
      <style:text-properties officeooo:rsid="00c7ea01"/>
    </style:style>
    <style:style style:name="T109" style:family="text">
      <style:text-properties officeooo:rsid="00c81b29"/>
    </style:style>
    <style:style style:name="T110" style:family="text">
      <style:text-properties officeooo:rsid="00d42fa6"/>
    </style:style>
    <style:style style:name="T111" style:family="text">
      <style:text-properties officeooo:rsid="00d5efe6"/>
    </style:style>
    <style:style style:name="T112" style:family="text">
      <style:text-properties officeooo:rsid="00d858b9"/>
    </style:style>
    <style:style style:name="T113" style:family="text">
      <style:text-properties officeooo:rsid="00a9a866"/>
    </style:style>
    <style:style style:name="T114" style:family="text">
      <style:text-properties officeooo:rsid="00d9f46d"/>
    </style:style>
    <style:style style:name="T115" style:family="text">
      <style:text-properties officeooo:rsid="00ef5a7d"/>
    </style:style>
    <style:style style:name="T116" style:family="text">
      <style:text-properties officeooo:rsid="00f12c2a"/>
    </style:style>
    <style:style style:name="T117" style:family="text">
      <style:text-properties officeooo:rsid="01038d59"/>
    </style:style>
    <style:style style:name="T118" style:family="text">
      <style:text-properties officeooo:rsid="010c0132"/>
    </style:style>
    <style:style style:name="T119" style:family="text">
      <style:text-properties officeooo:rsid="010f30eb"/>
    </style:style>
    <style:style style:name="T120" style:family="text">
      <style:text-properties officeooo:rsid="010fad5a"/>
    </style:style>
    <style:style style:name="T121" style:family="text">
      <style:text-properties officeooo:rsid="01111d58"/>
    </style:style>
    <style:style style:name="T122" style:family="text">
      <style:text-properties officeooo:rsid="011174b7"/>
    </style:style>
    <style:style style:name="T123" style:family="text">
      <style:text-properties officeooo:rsid="01131377"/>
    </style:style>
    <style:style style:name="T124" style:family="text">
      <style:text-properties officeooo:rsid="011775bc"/>
    </style:style>
    <style:style style:name="T125" style:family="text">
      <style:text-properties officeooo:rsid="01177684"/>
    </style:style>
    <style:style style:name="T126" style:family="text">
      <style:text-properties officeooo:rsid="011e76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Торговый робот <text:span text:style-name="T1">TSGR001A</text:span></text:p>
      <text:p text:style-name="P9"/>
      <text:p text:style-name="P1">Использовать <text:span text:style-name="T1">spring-context? С</text:span>мысл в этом есть пожалуй только для провайдера данных.</text:p>
      <text:h text:style-name="Heading_20_2" text:outline-level="2">Инициализация терминала</text:h>
      <text:p text:style-name="Standard">На вход принимает параметры провайдера данных. Возможна передача через параметры командной строки.</text:p>
      <text:p text:style-name="Standard"/>
      <text:p text:style-name="Standard">Создать терминал</text:p>
      <text:p text:style-name="P1">Связать терминал с провайдером данных <text:span text:style-name="T1">L1</text:span></text:p>
      <text:p text:style-name="P1">Связать терминал с провайдером данных обновлений атрибутов инструмента </text:p>
      <text:p text:style-name="P1"/>
      <text:p text:style-name="P9">subscribe <text:span text:style-name="T44">терминала должен обеспечивать подачу данных через терминал, при их наличии.</text:span></text:p>
      <text:p text:style-name="P2">Что с аккаунтами?</text:p>
      <text:p text:style-name="P1"/>
      <text:h text:style-name="Heading_20_2" text:outline-level="2">Инициализация робота</text:h>
      <text:p text:style-name="P3">На вход подается терминал, идентификатор счета, <text:span text:style-name="T88">префикс имени контракта</text:span>.</text:p>
      <text:p text:style-name="P10"/>
      <text:p text:style-name="P3"><text:span text:style-name="T1">UI </text:span>это опциональный элемент, так что необходим дополнительный метод, принимающий родительский фрейм, выстраивающий <text:span text:style-name="T88">и связывающий </text:span>элементы <text:span text:style-name="T1">UI </text:span><text:span text:style-name="T88">с моделью </text:span>в начале работы. <text:span text:style-name="T86">Алгоритм торговли не должен быть связан с </text:span><text:span text:style-name="T2">UI. </text:span><text:span text:style-name="T87">Все взаимодействие с </text:span><text:span text:style-name="T3">UI </text:span><text:span text:style-name="T87">необходимо делать передачей через модель, образованную совокупностью данных КА робота. То есть, робот должен уметь работать в режиме </text:span><text:span text:style-name="T4">headless.</text:span></text:p>
      <text:p text:style-name="P2"/>
      <text:list xml:id="list2624348532" text:style-name="L1">
        <text:list-item>
          <text:p text:style-name="P36">Определение текущего контракта <text:span text:style-name="T89">и подписка на него через терминала</text:span></text:p>
        </text:list-item>
        <text:list-item>
          <text:p text:style-name="P37">Доступность текущего контракта и объекта счета через терминала. <text:span text:style-name="T90">Альтернативный выход — новый торговый день.</text:span></text:p>
        </text:list-item>
        <text:list-item>
          <text:p text:style-name="P38">Инициализация срезов данных</text:p>
        </text:list-item>
        <text:list-item>
          <text:p text:style-name="P38">Инициализация индикаторов</text:p>
        </text:list-item>
        <text:list-item>
          <text:p text:style-name="P39">Загрузка исторических данных</text:p>
        </text:list-item>
        <text:list-item>
          <text:p text:style-name="P40">Контроль лимитов</text:p>
        </text:list-item>
        <text:list-item>
          <text:p text:style-name="P40">Ожидание сигналов на вход в позицию. Альтернативный выход — новый торговый день.</text:p>
        </text:list-item>
        <text:list-item>
          <text:p text:style-name="P40">Расчет параметров входа: сумма входа, количество контрактов, <text:span text:style-name="T91">проскальзывание</text:span>. Выставление заявки. Ожидание исполнения заявки. Альтернативный выход — таймаут. В случае таймаута закрытие позиции по рынку, переход в состояние контроль лимитов.</text:p>
        </text:list-item>
        <text:list-item>
          <text:p text:style-name="P40">Расчет параметров стоп-лосса, тейк-профита и безубытка. Ожидания прихода цены к СЛ или безубытку, по исполнению ТП. Альтернативные выходы — выход по расписанию.</text:p>
        </text:list-item>
        <text:list-item>
          <text:p text:style-name="P40">При стоп-лоссе закрыть позу по рынку, перейти в состояние контроль лимитов.</text:p>
        </text:list-item>
        <text:list-item>
          <text:p text:style-name="P41">При достижении безубытка переставить стоп-лосс в безубыток.</text:p>
        </text:list-item>
      </text:list>
      <text:p text:style-name="P4"/>
      <text:h text:style-name="Heading_20_2" text:outline-level="2">Валидаторы <text:span text:style-name="T92">входа</text:span></text:h>
      <text:list xml:id="list853403488" text:style-name="L2">
        <text:list-item>
          <text:p text:style-name="P42">Время в пределах <text:span text:style-name="T93">разрешенного расписания внутри </text:span>торговой сессии</text:p>
        </text:list-item>
        <text:list-item>
          <text:p text:style-name="P42">Текущая вола в пределах нормы (стоп-лосс)</text:p>
        </text:list-item>
        <text:list-item>
          <text:p text:style-name="P43"><text:soft-page-break/>Количество сделок за день не превышает <text:span text:style-name="T1">X</text:span></text:p>
        </text:list-item>
        <text:list-item>
          <text:p text:style-name="P43">Потери за день меньше установленного лимита</text:p>
        </text:list-item>
        <text:list-item>
          <text:p text:style-name="P44">Отклонение цены от машки в пределах допустимого 30% <text:span text:style-name="T1">ATR(D)</text:span></text:p>
        </text:list-item>
        <text:list-item>
          <text:p text:style-name="P43">На свечном графике цены распознан паттерн входа <text:span text:style-name="T94">в позицию</text:span></text:p>
        </text:list-item>
        <text:list-item>
          <text:p text:style-name="P45">На графике объема подтвержден рост объемов</text:p>
        </text:list-item>
      </text:list>
      <text:p text:style-name="P5"/>
      <text:h text:style-name="Heading_20_2" text:outline-level="2">Типовые выходы из состояний</text:h>
      <text:p text:style-name="P7">Большинство обработчиков состояний содержат следующие выходы:</text:p>
      <text:list xml:id="list128206876" text:style-name="L3">
        <text:list-item>
          <text:p text:style-name="P46">Break – <text:span text:style-name="T44">принудительное завершение работы. Например, </text:span><text:span text:style-name="T45">как</text:span><text:span text:style-name="T44"> результат нажатия пользователя на кнопку завершения </text:span><text:span text:style-name="T46">или закрытия главного окна программы</text:span><text:span text:style-name="T44">. </text:span><text:span text:style-name="T50">Цепочка действий завершается финальным состоянием.</text:span></text:p>
        </text:list-item>
        <text:list-item>
          <text:p text:style-name="P47">Error – <text:span text:style-name="T44">возникновение критической ошибки </text:span><text:span text:style-name="T46">при которой продолжение работы невозможно или не имеет смысла</text:span><text:span text:style-name="T44">. </text:span><text:span text:style-name="T47">Возникновение такой ситуации подразумевает принятие всех необходимых мер для безопасного завершения стратегии. Например, закрыти</text:span><text:span text:style-name="T49">е</text:span><text:span text:style-name="T47"> открытых позиций и</text:span><text:span text:style-name="T48">ли</text:span><text:span text:style-name="T47"> отмена всех заявок </text:span><text:span text:style-name="T50">после чего робот переходит в финальное состояние. </text:span></text:p>
        </text:list-item>
        <text:list-item>
          <text:p text:style-name="P48">NewSession – <text:span text:style-name="T44">наступает время открытия следующей сессии. </text:span></text:p>
        </text:list-item>
      </text:list>
      <text:p text:style-name="P7"/>
      <text:p text:style-name="P7"/>
      <text:h text:style-name="Heading_20_2" text:outline-level="2">Определение текущего контракта</text:h>
      <text:p text:style-name="P6">В соответствии со спецификацией, не существует простого способа определить дату исполнения контракта. <text:span text:style-name="T96">Она связана со сложным нестационарным календарем и может быть изменена по решению биржи.</text:span> В связи с этим, выбор текущего контракта должен выполняться на основании приближенного определения и подтверждения через терминал, <text:span text:style-name="T95">с возможностью перехода к контракту с более поздней датой экспирации</text:span>. <text:span text:style-name="T95">Интерфейс </text:span><text:span text:style-name="T5">ContractResolver </text:span><text:span text:style-name="T95">позволяет определить текущий контракт в соответствии с алгоритмом приближенного определения. После приближенного определения, необходимо выполнить проверку даты экспирации. Для этого необходимо запросить соответствующий контракт через терминал и после того, как инструмент станет доступным, проанализировать текущую дату и дату исполнения этого</text:span><text:span text:style-name="T6"> </text:span><text:span text:style-name="T95">контракта. Поскольку работа с контрактом в дату исполнения несет дополнительные риски ликвидности, проверка должна предусматривать возможность сместить запрет работы с контрактом на более раннюю дату относительно даты экспирации, то есть указывать количество дней до экспирации, когда следует переходить на следующий контракт. Если в результате проверки первоначальный контракт был отклонен, посредством </text:span><text:span text:style-name="T7">ContractResolver </text:span><text:span text:style-name="T95">следует получить следующий контракт и повторить для него проверку. Невозможность определить альтернативный контракт является исключительной ситуацией, приводящей к немедленной</text:span><text:span text:style-name="T8"> </text:span><text:span text:style-name="T95">остановке работы робота.</text:span></text:p>
      <text:p text:style-name="P8"/>
      <text:h text:style-name="Heading_20_2" text:outline-level="2">Состояния и переходы</text:h>
      <text:h text:style-name="Heading_20_3" text:outline-level="3">Выбор контракта (Choose Contract)</text:h>
      <text:p text:style-name="P12">Цели этапа: обеспечить доступность торгового инструмента</text:p>
      <text:p text:style-name="P11">Задач<text:span text:style-name="T97">и</text:span> данного этапа:</text:p>
      <text:list xml:id="list3669574986" text:style-name="L4">
        <text:list-item>
          <text:p text:style-name="P49">определить текущий активный контракт</text:p>
        </text:list-item>
        <text:list-item>
          <text:p text:style-name="P49">подписаться на получение данных</text:p>
        </text:list-item>
        <text:list-item>
          <text:p text:style-name="P49"><text:soft-page-break/>дождаться времени начала торгов</text:p>
        </text:list-item>
        <text:list-item>
          <text:p text:style-name="P50">дождаться доступности инструмента</text:p>
        </text:list-item>
      </text:list>
      <text:p text:style-name="P13">Возможные выходы из состояния:</text:p>
      <text:list xml:id="list1845276996" text:style-name="L5">
        <text:list-item>
          <text:p text:style-name="P51">Выход с ошибкой (E_ERROR)</text:p>
        </text:list-item>
        <text:list-item>
          <text:p text:style-name="P52">Выход по прерыванию (E_INTERRUPT)</text:p>
        </text:list-item>
        <text:list-item>
          <text:p text:style-name="P53">Выполнение всех условий (E_OK)</text:p>
        </text:list-item>
      </text:list>
      <text:list xml:id="list2071479503" text:style-name="L6">
        <text:list-item>
          <text:list>
            <text:list-item>
              <text:p text:style-name="P54">Инструмент доступен</text:p>
            </text:list-item>
            <text:list-item>
              <text:p text:style-name="P54">Текущее время терминала <text:span text:style-name="T98">в периоде торгов</text:span></text:p>
            </text:list-item>
          </text:list>
        </text:list-item>
        <text:list-item>
          <text:p text:style-name="P55">Ротация (E_ROTATE) возникает в случае:</text:p>
          <text:list>
            <text:list-item>
              <text:p text:style-name="P55"><text:span text:style-name="T100">В</text:span>ыход <text:span text:style-name="T100">за</text:span> <text:span text:style-name="T100">пределы </text:span>период<text:span text:style-name="T99">а</text:span> актуальности контракта</text:p>
            </text:list-item>
            <text:list-item>
              <text:p text:style-name="P55"><text:span text:style-name="T100">Выход за пределы </text:span>торговой сессии</text:p>
            </text:list-item>
          </text:list>
        </text:list-item>
      </text:list>
      <text:p text:style-name="P14">TODO: Определение периода сессии лучше реализовать в рамках ContractResolver. Он должен учитывать расписание торгов по часам и минутам. Возможна ситуация, когда параметры определяются для времени, которое находится в пределах доступных дат торгов, но после закрытия последней торговой сессии. В этом случае, необходимо переключаться на следующий контракт. То есть, ContractResolver должен определять одновременно контракт и период следующей торговой сессии (или текущей).</text:p>
      <text:p text:style-name="P14"/>
      <text:h text:style-name="Heading_20_2" text:outline-level="2">Определение параметров работы</text:h>
      <text:h text:style-name="Heading_20_3" text:outline-level="3">Параметр<text:span text:style-name="T74">ы</text:span> стратегии <text:span text:style-name="T114">для</text:span> контракт<text:span text:style-name="T114">а</text:span> (<text:span text:style-name="T1">Contract Strategy Params)</text:span></text:h>
      <text:p text:style-name="P94"><text:span text:style-name="T83">В данном разделе описываются общие параметры стратегии, определяемые трейдером, которые не отслеживаются автоматическим и не меняются в зависимости от рыночной ситуации. </text:span><text:span text:style-name="T9">Цели</text:span><text:span text:style-name="T54"> и лимиты </text:span><text:span text:style-name="T61">в сделке</text:span><text:span text:style-name="T44"> </text:span><text:span text:style-name="T54">задаются</text:span><text:span text:style-name="T44"> в процентах от капитала</text:span><text:span text:style-name="T101">:</text:span></text:p>
      <text:list xml:id="list2029771017" text:style-name="L9">
        <text:list-item>
          <text:p text:style-name="P68"><text:span text:style-name="T10">t</text:span><text:span text:style-name="T14">rade</text:span><text:span text:style-name="T10">_goal_cap_per - </text:span><text:span text:style-name="T55">минимальная цель в сделке в процентах от капитала. </text:span><text:span text:style-name="T58">В</text:span><text:span text:style-name="T55"> ба</text:span><text:span text:style-name="T56">з</text:span><text:span text:style-name="T15">овом</text:span><text:span text:style-name="T55"> варианте </text:span><text:span text:style-name="T101">7.5%</text:span></text:p>
        </text:list-item>
        <text:list-item>
          <text:p text:style-name="P72"><text:span text:style-name="T101">t</text:span><text:span text:style-name="T14">rade_loss</text:span><text:span text:style-name="T101">_cap_per - максимальный убыток в сделке в процентах от капитала. В базовом варианте 1.2%</text:span></text:p>
        </text:list-item>
      </text:list>
      <text:p text:style-name="P96"><text:span text:style-name="T81">Работа основана на предположении, что цена актива </text:span><text:span text:style-name="T82">в течение дня </text:span><text:span text:style-name="T81">с высокой вероятностью осуществит движение, размах которого составит определенную долю от среднедневного движения за несколько последних сессий</text:span><text:span text:style-name="T52">:</text:span></text:p>
      <text:list xml:id="list1280019465" text:style-name="L7">
        <text:list-item>
          <text:p text:style-name="P56"><text:span text:style-name="T11">exp_</text:span><text:span text:style-name="T16">daily_</text:span><text:span text:style-name="T11">price_move_per - </text:span><text:span text:style-name="T52">ожидаемое движение цены внутри следующего дня в процентах от среднего.</text:span><text:span text:style-name="T11"> </text:span><text:span text:style-name="T57">В базовом варианте </text:span><text:span text:style-name="T12">0.6, </text:span><text:span text:style-name="T51">то есть </text:span><text:span text:style-name="T13">60%</text:span></text:p>
        </text:list-item>
      </text:list>
      <text:p text:style-name="P29"><text:span text:style-name="T44">Таким образом, если </text:span><text:span text:style-name="T60">среднедневное движение цены </text:span><text:span text:style-name="T44">равно </text:span><text:span text:style-name="T1">1000 </text:span><text:span text:style-name="T44">пунктам, то ожидаемая цель в сделке будет </text:span><text:span text:style-name="T1">600 </text:span><text:span text:style-name="T44">пун</text:span><text:span text:style-name="T53">к</text:span><text:span text:style-name="T44">т</text:span><text:span text:style-name="T53">ов </text:span><text:span text:style-name="T63">на контракт</text:span><text:span text:style-name="T59">.</text:span></text:p>
      <text:p text:style-name="P16"><text:soft-page-break/>Размер защитного стопа рассчитывается из предположения, что движение цены не превысит среднего локального движения на рабочем графике на заданную величину:</text:p>
      <text:list xml:id="list919363129" text:style-name="L8">
        <text:list-item>
          <text:p text:style-name="P57"><text:span text:style-name="T103">exp</text:span>_local_price_move_per – <text:span text:style-name="T44">доля локального движения, использующаяся для определения стоп-лосса. В базовом варианте </text:span>1.1, <text:span text:style-name="T44">то есть </text:span>110%</text:p>
        </text:list-item>
        <text:list-item>
          <text:p text:style-name="P67">slippage_stp – <text:span text:style-name="T44">проскальзывание в шагах цены</text:span></text:p>
        </text:list-item>
      </text:list>
      <text:p text:style-name="P15">Таким образом, если среднее локальное движение цены равно 200 пунктов, <text:span text:style-name="T126">проскальзывание </text:span><text:span text:style-name="T42">1</text:span><text:span text:style-name="T126">0 пунктов,</text:span> то стоп-лосс в сделке будет <text:span text:style-name="T1">2</text:span><text:span text:style-name="T42">1</text:span><text:span text:style-name="T1">0 </text:span>пунктов <text:span text:style-name="T104">на контракт</text:span>.</text:p>
      <text:p text:style-name="P93"><text:span text:style-name="T113">Ожидаемое движение цены указано от среднедневного, а цель в сделке в доле от капитала. Когда цена актива берет цель в </text:span><text:span text:style-name="T17">7.5% </text:span><text:span text:style-name="T62">от среднедневного, цена актива не увеличивается на </text:span><text:span text:style-name="T17">7.5%. </text:span><text:span text:style-name="T65">Для достижения цели в деньгах необходимо использовать плечо.</text:span><text:span text:style-name="T17"> </text:span><text:span text:style-name="T64">При рассчете параметров нобходимо учитывать:</text:span></text:p>
      <text:list xml:id="list61265615" text:style-name="L10">
        <text:list-item>
          <text:p text:style-name="P69">Шаг цены актива не всегда кратен 1</text:p>
        </text:list-item>
        <text:list-item>
          <text:p text:style-name="P69">Шаг цены актива не всегда оценивается в 1 рубль</text:p>
        </text:list-item>
        <text:list-item>
          <text:p text:style-name="P69">Котировка цены не всегда указывается за 1 лот</text:p>
        </text:list-item>
        <text:list-item>
          <text:p text:style-name="P70">При входе в позицию на счете блокируется <text:span text:style-name="T105">гарантийное обеспечение, представляющее собой лишь долю стоимости контракта</text:span></text:p>
        </text:list-item>
      </text:list>
      <text:h text:style-name="Heading_20_3" text:outline-level="3">Отслеживаемые параметры стратегии</text:h>
      <text:p text:style-name="P73">В данном разделе описываются параметры, <text:span text:style-name="T116">которые</text:span> <text:span text:style-name="T115">необходимы для рассчета позиции</text:span>. <text:span text:style-name="T116">Данные параметры рассчитываются автоматически.</text:span></text:p>
      <text:list xml:id="list2556952403" text:style-name="L12">
        <text:list-item>
          <text:p text:style-name="P58"><text:span text:style-name="T102">avg_daily_price_move_pts -</text:span><text:span text:style-name="T52"> среднедневное движение </text:span><text:span text:style-name="T57">цены. В базовом варианте </text:span><text:span text:style-name="T52">определяется как </text:span><text:span text:style-name="T102">ATR </text:span><text:span text:style-name="T44">за </text:span><text:span text:style-name="T52">10 предыдущих дней</text:span></text:p>
        </text:list-item>
        <text:list-item>
          <text:p text:style-name="P58">avg_local_price_move_pts – <text:span text:style-name="T44">среднее локальное движение цены. В базовом варианте определяется как </text:span>ATR <text:span text:style-name="T44">за 10 последних пятиминутных периодов</text:span></text:p>
        </text:list-item>
      </text:list>
      <text:h text:style-name="Heading_20_3" text:outline-level="3"><text:span text:style-name="T76">Параметры позиции (</text:span>Contract <text:span text:style-name="T25">Strategy </text:span><text:span text:style-name="T24">Position</text:span> Params<text:span text:style-name="T76">)</text:span></text:h>
      <text:p text:style-name="P95"><text:span text:style-name="T79">Для открытия позиции необходимо определить следующие параметры</text:span><text:span text:style-name="T44">:</text:span></text:p>
      <text:list xml:id="list502669697" text:style-name="L11">
        <text:list-item>
          <text:p text:style-name="P62">num_contracts – <text:span text:style-name="T77">количество контрактов</text:span></text:p>
        </text:list-item>
        <text:list-item>
          <text:p text:style-name="P62">take_profit_pts – <text:span text:style-name="T78">тейк-профит в пунктах цены</text:span></text:p>
        </text:list-item>
        <text:list-item>
          <text:p text:style-name="P62">stop_loss_pts – <text:span text:style-name="T78">стоп-лосс в пунктах цены</text:span></text:p>
        </text:list-item>
      </text:list>
      <text:p text:style-name="P30"><text:span text:style-name="T44">Для того, что бы рассчитать </text:span><text:span text:style-name="T66">параметры </text:span><text:span text:style-name="T75">позиции</text:span><text:span text:style-name="T66">, необходимо конвертировать цели и лимиты из денежного выражения в пункты </text:span><text:span text:style-name="T80">цены</text:span><text:span text:style-name="T26"> </text:span><text:span text:style-name="T66">и контракты. При рассчете можно отталкиваться от </text:span><text:span text:style-name="T67">величины цели или защитного стопа</text:span><text:span text:style-name="T66">:</text:span></text:p>
      <text:list xml:id="list74101650682776" text:continue-list="list2029771017" text:style-name="L9">
        <text:list-item>
          <text:p text:style-name="P92"><text:span text:style-name="T66">П</text:span><text:span text:style-name="T44">ри рассчете от цели </text:span><text:span text:style-name="T67">значение цели в деньгах переводится в абсолютное значение пунктов цены, которое делится на цель в пунктах в результате чего получаем количество контрактов сделки. </text:span><text:span text:style-name="T68">Максимальный стоп-лосс можно получить путем перевода </text:span><text:span text:style-name="T69">максимального убытка</text:span><text:span text:style-name="T68"> в деньгах в пункты цены и последующего деления на количество контрактов. </text:span><text:span text:style-name="T70">При таком подходе потенциал прибыли в сделке всегда </text:span><text:soft-page-break/><text:span text:style-name="T70">ограничен заданной целью, а </text:span><text:span text:style-name="T72">точка срабатывания стоп-лосса</text:span><text:span text:style-name="T71"> </text:span><text:span text:style-name="T73">отдаляется от точки входа</text:span><text:span text:style-name="T70">.</text:span></text:p>
        </text:list-item>
        <text:list-item>
          <text:p text:style-name="P71">При рассчете от стопа значение максимального убытка в сделке в деньгах переводится в пункты цены и делится на размер защитного стоп-лосса (см. выше<text:span text:style-name="T1">), </text:span><text:span text:style-name="T106">в результате чего получаем количествоконтрактов сделки. Зная количество контрактов и осуществив перевод цели из денег в пункты, можно получить значение тейк профита. При таком подходе точка стоп-лосса всегда фиксирована, а потенциал прибыли увеличен.</text:span></text:p>
        </text:list-item>
      </text:list>
      <text:p text:style-name="Heading">Рассчет количества <text:span text:style-name="T84">контрактов</text:span> <text:span text:style-name="T112">от цели</text:span></text:p>
      <text:p text:style-name="P75">Рассчет количества контрактов выполняется по формуле</text:p>
      <text:p text:style-name="P74"><text:span text:style-name="T111"><text:tab/></text:span><text:span text:style-name="T27">num_contracts</text:span><text:span text:style-name="T111"> = </text:span><text:span text:style-name="T27">price_step_</text:span><text:span text:style-name="T30">size</text:span><text:span text:style-name="T111"> * </text:span><text:span text:style-name="T10">t</text:span><text:span text:style-name="T14">rade</text:span><text:span text:style-name="T10">_goal_cap</text:span> / <text:span text:style-name="T28">price_step_cost</text:span> / <text:span text:style-name="T29">take_profit_pts</text:span></text:p>
      <text:p text:style-name="P17">Пример:</text:p>
      <text:p text:style-name="P31">RTS →</text:p>
      <text:p text:style-name="P31"><text:span text:style-name="T44">Шагов цены цели в деньгах:</text:span> 78358.51 / 6.8645 = 11415</text:p>
      <text:p text:style-name="P18">Шагов цены цели в пунктах <text:span text:style-name="T108">на контракт</text:span>: <text:span text:style-name="T1">2200 / 10 = 220</text:span></text:p>
      <text:p text:style-name="P18">Колво контрактов <text:span text:style-name="T1">= 11415 / 220 = </text:span>51.<text:span text:style-name="T1">86 = 52</text:span></text:p>
      <text:p text:style-name="P31">BR → </text:p>
      <text:p text:style-name="P18">Шагов цены цели в деньгах: <text:span text:style-name="T1">8099.44 / 3.5184 = 2302</text:span></text:p>
      <text:p text:style-name="P18">Шагов цены цели в пунктах <text:span text:style-name="T107">на контракт</text:span>: <text:span text:style-name="T1">0.8688 / 0.01 = 86.88</text:span></text:p>
      <text:p text:style-name="P18">Колво контрактов: <text:span text:style-name="T18">2302 / 86.88 = 26</text:span></text:p>
      <text:p text:style-name="P32">ED → </text:p>
      <text:p text:style-name="P19">Шагов цены цели в деньгах: <text:span text:style-name="T1">8099.44 / 3.5184 = 2302</text:span></text:p>
      <text:p text:style-name="P19">Шагов цены <text:span text:style-name="T108">цели </text:span>в пунктах на контракт: <text:span text:style-name="T1">0.00516 / 0.0001 = 52</text:span></text:p>
      <text:p text:style-name="P19">Колво контрактов <text:span text:style-name="T1">= 2302 / 52 = 44</text:span></text:p>
      <text:p text:style-name="P33">GOLD → </text:p>
      <text:p text:style-name="P20">Шагов цены цели в деньгах: <text:span text:style-name="T1">8099.44 / 3.5184 </text:span><text:span text:style-name="T19">= 2302</text:span></text:p>
      <text:p text:style-name="P20">Шагов цены цели в пунктах на контракт: <text:span text:style-name="T109">14.</text:span><text:span text:style-name="T19">40 / 0.1 = 144</text:span></text:p>
      <text:p text:style-name="P21">Колво контрактов: <text:span text:style-name="T20">2302 / 144 = 16</text:span></text:p>
      <text:p text:style-name="P22"><text:span text:style-name="T20">R</text:span><text:span text:style-name="T1">TS → </text:span></text:p>
      <text:p text:style-name="P22">Шагов цены цели в деньгах: <text:span text:style-name="T1">78358.51 / 6.86452 = 11415</text:span></text:p>
      <text:p text:style-name="P22">Шагов цены цели в пунктах на контракт: <text:span text:style-name="T1">2200 / 10 = 220</text:span></text:p>
      <text:p text:style-name="P22">Колво контрактов: <text:span text:style-name="T1">11415 / 220 = 52</text:span></text:p>
      <text:p text:style-name="P60">Si → </text:p>
      <text:p text:style-name="P23"><text:soft-page-break/>Шагов цены цели в деньгах: <text:s/><text:span text:style-name="T21">78358.51 / </text:span><text:span text:style-name="T1">1 = 78359</text:span></text:p>
      <text:p text:style-name="P23">Шагов цены цели в пунктах на контракт: <text:span text:style-name="T1">173 / 1 = 173</text:span></text:p>
      <text:p text:style-name="P23">Колво контрактов: <text:span text:style-name="T22">78359 / 173 = 453</text:span></text:p>
      <text:p text:style-name="P24">ГО суммарно: <text:span text:style-name="T1">453 * 1554.00 = 703962.00 </text:span>руб <text:span text:style-name="T23">~ 70%</text:span></text:p>
      <text:p text:style-name="P25"><text:span text:style-name="T23">R</text:span><text:span text:style-name="T1">TS → </text:span></text:p>
      <text:p text:style-name="P25">Шагов цены цели в деньгах: <text:span text:style-name="T1">78358.51 / 13.23588 = 5920</text:span></text:p>
      <text:p text:style-name="P25">Шагов цены цели в пунктах на контракт: <text:span text:style-name="T1">1980 / 10 = 198</text:span></text:p>
      <text:p text:style-name="P25">Колво контрактов: <text:span text:style-name="T1">5920 / 198 = 30</text:span></text:p>
      <text:p text:style-name="P26">ГО суммарно: <text:span text:style-name="T1">30 * 18809.35 = 564280,5</text:span></text:p>
      <text:p text:style-name="P61">Si → </text:p>
      <text:p text:style-name="P26">Шагов цены цели в деньгах: <text:span text:style-name="T1">78358.51 / 1 = 78358.51</text:span></text:p>
      <text:p text:style-name="P26">Шагов цены цели в пунктах на контракт: <text:span text:style-name="T1">879.7 * 0.6 / 1 = 527.82</text:span></text:p>
      <text:p text:style-name="P26">Колво контрактов: <text:span text:style-name="T1">78358.51 / 527.82 = 148</text:span></text:p>
      <text:p text:style-name="P26">ГО суммарно: <text:span text:style-name="T1">148 * 4551.7 = 675731.18 </text:span>руб</text:p>
      <text:p text:style-name="P34">BR → </text:p>
      <text:p text:style-name="P27">Шагов цены цели в деньгах: <text:span text:style-name="T1">78358.51 / 6.66046 = 11765</text:span></text:p>
      <text:p text:style-name="P27">Шагов цены цели в пунктах на контракт: <text:span text:style-name="T1">2.98 * 0.6 / 0.01 = 179</text:span></text:p>
      <text:p text:style-name="P27">Колво контрактов: <text:span text:style-name="T1">11765 / 179 = 66</text:span></text:p>
      <text:p text:style-name="P27">ГО суммарно: <text:span text:style-name="T1">66 * 5061.84 = 334081.44 </text:span>руб</text:p>
      <text:p text:style-name="P35">Eu → </text:p>
      <text:p text:style-name="P28">Шагов цены цели в деньгах: <text:span text:style-name="T1">78358.51 / </text:span><text:span text:style-name="T1">1 = 78359</text:span></text:p>
      <text:p text:style-name="P28">Шагов цены цели в пунктах на контракт: <text:span text:style-name="T1">895.4 * 0.6 / 1 = 537</text:span></text:p>
      <text:p text:style-name="P28">Колво контрактов: <text:span text:style-name="T1">78359 / 537 = 146</text:span></text:p>
      <text:p text:style-name="P28">ГО суммарно: <text:span text:style-name="T1">146 * 4741.33 = 692234.18 </text:span>руб</text:p>
      <text:p text:style-name="P35">GOLD → </text:p>
      <text:p text:style-name="P28">Шагов цены цели в деньгах: <text:span text:style-name="T1">78358.51 / 6.61794 = 11840</text:span></text:p>
      <text:p text:style-name="P28">Шагов цены цели в пунктах на контракт: <text:span text:style-name="T1">10.8 * 0.6 / 0.1 = 65</text:span></text:p>
      <text:p text:style-name="P28">Колво контрактов: <text:span text:style-name="T1">11840 / 65 = 182</text:span></text:p>
      <text:p text:style-name="P28">ГО суммарно: <text:span text:style-name="T1">182 * 5762.97 = 1048860.54 </text:span><text:span text:style-name="T110">руб</text:span></text:p>
      <text:p text:style-name="P28"/>
      <text:p text:style-name="P77">Зная количество контрактов и максимальный риск в деньгах, можно рассчитать размер стоп-лосса:</text:p>
      <text:p text:style-name="P77"><text:soft-page-break/><text:span text:style-name="T31">stop_loss_pts = price_step_size * trade_loss_cap / num_contracts / price_step_cost - </text:span><text:span text:style-name="T34">slippage</text:span></text:p>
      <text:p text:style-name="P78">Примеры:</text:p>
      <text:p text:style-name="P63">RTS → </text:p>
      <text:p text:style-name="P79">Максимальный риск: <text:span text:style-name="T1">12537.36 </text:span>руб</text:p>
      <text:p text:style-name="P85">Шаг цены: <text:span text:style-name="T1">10</text:span></text:p>
      <text:p text:style-name="P85">Стоимость шага цены: <text:span text:style-name="T1">6.86452</text:span></text:p>
      <text:p text:style-name="P79">Колво контрактов: <text:span text:style-name="T1">52</text:span></text:p>
      <text:p text:style-name="P81">Проскальзывание: <text:span text:style-name="T37">3 </text:span><text:span text:style-name="T119">шага (</text:span><text:span text:style-name="T1">30 </text:span>пунктов<text:span text:style-name="T119">)</text:span></text:p>
      <text:p text:style-name="P80">Стоп-лосс: <text:span text:style-name="T33">10 * 12537.36 / 52 / 6.86452 – </text:span><text:span text:style-name="T35">3 * </text:span><text:span text:style-name="T120">10</text:span><text:span text:style-name="T33"> = </text:span><text:span text:style-name="T32">3</text:span><text:span text:style-name="T35">2</text:span><text:span text:style-name="T32">0 </text:span><text:span text:style-name="T117">пунктов</text:span></text:p>
      <text:p text:style-name="P64">Si → </text:p>
      <text:p text:style-name="P82">Максимальный риск: <text:span text:style-name="T1">12537.36 </text:span>руб</text:p>
      <text:p text:style-name="P86">Шаг цены: <text:span text:style-name="T1">1</text:span></text:p>
      <text:p text:style-name="P86">Стоимость шага цены: <text:span text:style-name="T1">1</text:span></text:p>
      <text:p text:style-name="P82">Колво контрактов: <text:span text:style-name="T1">452</text:span></text:p>
      <text:p text:style-name="P82">Проскальзывание: <text:span text:style-name="T38">1 </text:span><text:span text:style-name="T121">шагов (</text:span><text:span text:style-name="T1">5 </text:span>пунктов<text:span text:style-name="T121">)</text:span></text:p>
      <text:p text:style-name="P83">Стоп-лосс: <text:span text:style-name="T36">1 * 12537.36 / 452 / 1 – 5 * </text:span><text:span text:style-name="T122">1</text:span><text:span text:style-name="T36"> = 23 </text:span><text:span text:style-name="T118">пункта</text:span></text:p>
      <text:p text:style-name="P65">ED → </text:p>
      <text:p text:style-name="P84">Максимальный риск: <text:span text:style-name="T1">12537.36 </text:span>руб</text:p>
      <text:p text:style-name="P87">Шаг цены: <text:span text:style-name="T39">0.000</text:span><text:span text:style-name="T1">1</text:span></text:p>
      <text:p text:style-name="P87">Стоимость шага цены: <text:span text:style-name="T1">3.43226</text:span></text:p>
      <text:p text:style-name="P84">Колво контрактов: <text:span text:style-name="T1">440</text:span></text:p>
      <text:p text:style-name="P84">Проскальзывание: <text:span text:style-name="T39">2 </text:span><text:span text:style-name="T123">шага (</text:span><text:span text:style-name="T1">0.0002 </text:span><text:span text:style-name="T124">пункта)</text:span></text:p>
      <text:p text:style-name="P88">Стоп-лосс: <text:span text:style-name="T40">0.0001 * 12537.36 / 440 / 3.43226 – 2 * 0.0001 </text:span><text:span text:style-name="T41">= 0.0006 </text:span><text:span text:style-name="T125">пунктов</text:span></text:p>
      <text:p text:style-name="P89"><text:span text:style-name="T41">G</text:span><text:span text:style-name="T1">OLD → </text:span></text:p>
      <text:p text:style-name="P89">Максимальный риск: <text:span text:style-name="T1">12537.36 </text:span>руб</text:p>
      <text:p text:style-name="P89">Шаг цены:<text:span text:style-name="T1"> 0.1</text:span></text:p>
      <text:p text:style-name="P89">Стоимость шага цены: <text:span text:style-name="T1">3.43226</text:span></text:p>
      <text:p text:style-name="P89">Колво контрактов: <text:span text:style-name="T1">158</text:span></text:p>
      <text:p text:style-name="P89">Проскальзывание: <text:span text:style-name="T1">3 ш</text:span>ага (<text:span text:style-name="T1">0.3 </text:span>пунктов)</text:p>
      <text:p text:style-name="P90">Стоп-лосс: <text:span text:style-name="T1">0.1 * 12537.36 / 158 / 3.43226 – 3 * 0.1 = 2.0 </text:span>пунктов</text:p>
      <text:p text:style-name="P66">SBRF → </text:p>
      <text:p text:style-name="P91">Максимальный риск: <text:span text:style-name="T1">12537.36 </text:span>руб</text:p>
      <text:p text:style-name="P91"><text:soft-page-break/>Шаг цены: <text:span text:style-name="T1">1</text:span></text:p>
      <text:p text:style-name="P91">Стоимость шага цены: <text:span text:style-name="T1">1 </text:span>руб</text:p>
      <text:p text:style-name="P91">Колво контрактов: <text:span text:style-name="T1">468</text:span></text:p>
      <text:p text:style-name="P91">Проскальзывание: <text:span text:style-name="T1">6 </text:span>шагов (6 пунктов)</text:p>
      <text:p text:style-name="P91">Стоп-лосс: <text:span text:style-name="T1">1 * 12537.36 / 468 / 1 – 6 * 1 = 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5:25:21.730000000</meta:creation-date>
    <dc:date>2018-12-11T07:41:00.960000000</dc:date>
    <meta:editing-duration>P5DT8H12M41S</meta:editing-duration>
    <meta:editing-cycles>235</meta:editing-cycles>
    <meta:generator>LibreOffice/6.0.2.1$Windows_X86_64 LibreOffice_project/f7f06a8f319e4b62f9bc5095aa112a65d2f3ac89</meta:generator>
    <meta:document-statistic meta:table-count="0" meta:image-count="0" meta:object-count="0" meta:page-count="8" meta:paragraph-count="177" meta:word-count="1837" meta:character-count="12272" meta:non-whitespace-character-count="10623"/>
  </office:meta>
</office:document-meta>
</file>